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0pt" officeooo:rsid="0011a184" officeooo:paragraph-rsid="0011a184" style:font-size-asian="26.25pt" style:font-size-complex="30pt"/>
    </style:style>
    <style:style style:name="P2" style:family="paragraph" style:parent-style-name="Standard">
      <style:paragraph-properties fo:break-before="page"/>
      <style:text-properties fo:font-size="30pt" officeooo:rsid="0011a184" officeooo:paragraph-rsid="0011a184" style:font-size-asian="26.25pt" style:font-size-complex="30pt"/>
    </style:style>
    <style:style style:name="P3" style:family="paragraph" style:parent-style-name="Standard">
      <style:text-properties fo:font-size="30pt" officeooo:rsid="00139b39" officeooo:paragraph-rsid="00139b39" style:font-size-asian="26.25pt" style:font-size-complex="30pt"/>
    </style:style>
    <style:style style:name="P4" style:family="paragraph" style:parent-style-name="Standard">
      <style:paragraph-properties fo:break-before="page"/>
      <style:text-properties fo:font-size="30pt" officeooo:rsid="00139b39" officeooo:paragraph-rsid="00139b39" style:font-size-asian="26.25pt" style:font-size-complex="30pt"/>
    </style:style>
    <style:style style:name="P5" style:family="paragraph" style:parent-style-name="Standard">
      <style:text-properties fo:font-size="30pt" officeooo:rsid="00139b39" officeooo:paragraph-rsid="0015509b" style:font-size-asian="26.25pt" style:font-size-complex="30pt"/>
    </style:style>
    <style:style style:name="P6" style:family="paragraph" style:parent-style-name="Standard">
      <style:text-properties fo:font-size="30pt" officeooo:rsid="0015509b" officeooo:paragraph-rsid="0015509b" style:font-size-asian="26.25pt" style:font-size-complex="30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5509b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39b39"/>
    </style:style>
    <style:style style:name="T5" style:family="text">
      <style:text-properties style:text-position="0% 100%" officeooo:rsid="0015509b"/>
    </style:style>
    <style:style style:name="T6" style:family="text">
      <style:text-properties style:text-position="super 58%"/>
    </style:style>
    <style:style style:name="T7" style:family="text">
      <style:text-properties officeooo:rsid="001550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) … autant de quantité de matière donc n<text:span text:style-name="T1">p</text:span><text:span text:style-name="T3"> = n’</text:span></text:p>
      <text:p text:style-name="P1">donc C<text:span text:style-name="T1">p </text:span><text:span text:style-name="T3">V</text:span><text:span text:style-name="T1">p </text:span><text:span text:style-name="T3">=</text:span><text:span text:style-name="T1"> </text:span><text:span text:style-name="T3">C’V’</text:span></text:p>
      <text:p text:style-name="P1">Or la solution prélevé à la même concentration que la solution 1 donc</text:p>
      <text:p text:style-name="P1">C<text:span text:style-name="T1">p</text:span><text:span text:style-name="T3"> = C</text:span></text:p>
      <text:p text:style-name="P1">Donc V<text:span text:style-name="T1">p</text:span><text:span text:style-name="T3"> = C’V’/C </text:span></text:p>
      <text:p text:style-name="P1"><text:span text:style-name="T3"><text:tab/><text:tab/><text:tab/>= 4*10⁻³ *100*10⁻³ /(8*10⁻⁵)</text:span></text:p>
      <text:p text:style-name="P1"><text:tab/><text:tab/><text:tab/>= 5 L</text:p>
      <text:p text:style-name="P1">4) On va utiliser une fiole jaugée.</text:p>
      <text:p text:style-name="P1"/>
      <text:p text:style-name="P1"/>
      <text:p text:style-name="P2">Exercice 7</text:p>
      <text:p text:style-name="P1">M<text:span text:style-name="T1">N</text:span><text:span text:style-name="T3"> = Na x </text:span><text:span text:style-name="T4">masse d’un atome d’azote</text:span></text:p>
      <text:p text:style-name="P1"><text:span text:style-name="T4"><text:tab/>= 1,38 g/mol</text:span></text:p>
      <text:p text:style-name="P1">M<text:span text:style-name="T1">ne </text:span><text:span text:style-name="T3">=</text:span><text:span text:style-name="T4">20,1 g/mol</text:span></text:p>
      <text:p text:style-name="P1">M<text:span text:style-name="T1">S</text:span><text:span text:style-name="T3"> = </text:span><text:span text:style-name="T4">31,8 g/mol</text:span></text:p>
      <text:p text:style-name="P1"><text:span text:style-name="T4"/></text:p>
      <text:p text:style-name="P3"><text:span text:style-name="T3"/></text:p>
      <text:p text:style-name="P4"><text:span text:style-name="T3">Exercice 8</text:span></text:p>
      <text:p text:style-name="P3">1)On veut déterminer <text:s/>M(<text:span text:style-name="T6">37</text:span>Cl) et M(<text:span text:style-name="T6">35</text:span>Cl)</text:p>
      <text:p text:style-name="P3">On a M(<text:span text:style-name="T6">37</text:span>Cl) = 6,14 * 6 = 36,84 g/mol</text:p>
      <text:p text:style-name="P3">On a M(<text:span text:style-name="T6">35</text:span>Cl) = 5,8 * 6 = 34,8 g/mol</text:p>
      <text:p text:style-name="P3">2) Chaque masse molaire va contribuer à hauteur de son abondance :</text:p>
      <text:p text:style-name="P3">M<text:span text:style-name="T1">cl</text:span><text:span text:style-name="T3"> = abondance(</text:span><text:span text:style-name="T6">35</text:span><text:span text:style-name="T3">Cl) * M(</text:span><text:span text:style-name="T6">35</text:span><text:span text:style-name="T3">Cl)</text:span></text:p>
      <text:p text:style-name="P3"><text:tab/> + <text:span text:style-name="T3">abondance(</text:span><text:span text:style-name="T6">37</text:span><text:span text:style-name="T3">Cl) * M(</text:span><text:span text:style-name="T6">37</text:span><text:span text:style-name="T3">Cl)</text:span></text:p>
      <text:p text:style-name="P3"><text:tab/>= 0,7577 * 34,8 +0,2423 *36,84</text:p>
      <text:p text:style-name="P3"><text:tab/>= 35,29 g/mol</text:p>
      <text:p text:style-name="P3"/>
      <text:p text:style-name="P3"/>
      <text:p text:style-name="P4">Exercice 9</text:p>
      <text:p text:style-name="P3">On a : - masse d’un atome de titane : m<text:span text:style-name="T1">t</text:span></text:p>
      <text:p text:style-name="P3">- masse d’une mole de titane : M<text:span text:style-name="T1">t</text:span></text:p>
      <text:p text:style-name="P3">Or Na*m<text:span text:style-name="T1">t</text:span><text:span text:style-name="T3"> = M</text:span><text:span text:style-name="T1">t</text:span><text:span text:style-name="T3"> donc m</text:span><text:span text:style-name="T1">t </text:span><text:span text:style-name="T3">= M</text:span><text:span text:style-name="T1">t</text:span><text:span text:style-name="T3">/Na </text:span></text:p>
      <text:p text:style-name="P3">donc m<text:span text:style-name="T1">t </text:span><text:span text:style-name="T3">= 47,867/(6*10²³)</text:span></text:p>
      <text:p text:style-name="P3"><text:span text:style-name="T3"><text:tab/><text:tab/><text:tab/>= 7,978 * 10⁻²⁶ kg </text:span></text:p>
      <text:p text:style-name="P3"/>
      <text:p text:style-name="P3">Exercice 10</text:p>
      <text:p text:style-name="P3">Tableau périodique : M(O) = 16g/mol</text:p>
      <text:p text:style-name="P3">- M(dioxygène) = 2*M(O) = 32 g/mol</text:p>
      <text:p text:style-name="P5">M(<text:span text:style-name="T7">H</text:span>) <text:span text:style-name="T7">= 1 g/mol et </text:span>M(<text:span text:style-name="T7">N</text:span>) <text:span text:style-name="T7">= 14 g/mol</text:span></text:p>
      <text:p text:style-name="P5">- <text:span text:style-name="T7">M(NH</text:span><text:span text:style-name="T2">3</text:span><text:span text:style-name="T5">) = 14 + 3*1 =17 g/mol</text:span></text:p>
      <text:p text:style-name="P6"><text:span text:style-name="T3">M(C) =12 g/mol</text:span></text:p>
      <text:p text:style-name="P6"><text:span text:style-name="T3">- M(éthanol) = 2*12+6*1+16=46g/mol</text:span></text:p>
      <text:p text:style-name="P6">-M(C<text:span text:style-name="T1">3</text:span>H<text:span text:style-name="T1">6</text:span>O<text:span text:style-name="T1">3</text:span><text:span text:style-name="T3">) =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6T16:04:30.475000000</meta:creation-date>
    <dc:date>2023-02-06T16:32:29.132000000</dc:date>
    <meta:editing-duration>PT3M47S</meta:editing-duration>
    <meta:editing-cycles>1</meta:editing-cycles>
    <meta:document-statistic meta:table-count="0" meta:image-count="0" meta:object-count="0" meta:page-count="4" meta:paragraph-count="36" meta:word-count="216" meta:character-count="973" meta:non-whitespace-character-count="783"/>
    <meta:generator>LibreOffice/7.3.5.2$Windows_X86_64 LibreOffice_project/184fe81b8c8c30d8b5082578aee2fed2ea847c01</meta:generator>
  </office:meta>
</office:document-meta>
</file>